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marker-start="Arrowheads_20_1" draw:marker-end="Arrowheads_20_1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00ae00" draw:marker-start="Arrowheads_20_1" draw:marker-end="Arrowheads_20_1" draw:fill="solid" draw:fill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3cm" fo:min-width="2.055cm"/>
    </style:style>
    <style:style style:name="gr6" style:family="graphic" style:parent-style-name="standard">
      <style:graphic-properties draw:stroke="dash" draw:stroke-dash="Ultrafine_20_Dashed" svg:stroke-color="#00ae00" draw:marker-start="" draw:marker-end=""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0047ff" draw:marker-start="Arrowheads_20_1" draw:marker-end="Arrowheads_20_1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0047ff" draw:marker-start="" draw:marker-end="" draw:textarea-horizontal-align="center" draw:textarea-vertical-align="middle"/>
    </style:style>
    <style:style style:name="gr10" style:family="graphic" style:parent-style-name="standard">
      <style:graphic-properties draw:fill="solid" draw:fill-color="#0047ff" draw:textarea-horizontal-align="center" draw:textarea-vertical-align="middle"/>
    </style:style>
    <style:style style:name="gr11" style:family="graphic" style:parent-style-name="standard">
      <style:graphic-properties draw:fill="solid" draw:fill-color="#ff0000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color="#000000"/>
    </style:style>
    <style:style style:name="P3" style:family="paragraph">
      <style:text-properties fo:color="#00ae00"/>
    </style:style>
    <style:style style:name="P4" style:family="paragraph">
      <style:paragraph-properties fo:text-align="center"/>
    </style:style>
    <style:style style:name="P5" style:family="paragraph">
      <style:text-properties fo:color="#0047ff"/>
    </style:style>
    <style:style style:name="P6" style:family="paragraph">
      <style:text-properties fo:color="#ff0000"/>
    </style:style>
    <style:style style:name="P7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0000"/>
    </style:style>
    <style:style style:name="T2" style:family="text">
      <style:text-properties fo:color="#00ae00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49cm" svg:height="8.6cm" svg:x="4.137cm" svg:y="3.671cm">
          <text:p/>
        </draw:rect>
        <draw:g>
          <draw:frame draw:style-name="gr2" draw:text-style-name="P2" draw:layer="layout" svg:width="1.984cm" svg:height="0.962cm" svg:x="8.982cm" svg:y="1cm">
            <draw:text-box>
              <text:p><text:span text:style-name="T1">width</text:span></text:p>
            </draw:text-box>
          </draw:frame>
          <draw:line draw:style-name="gr3" draw:text-style-name="P1" draw:layer="layout" svg:x1="4.144cm" svg:y1="2.44cm" svg:x2="15.341cm" svg:y2="2.437cm">
            <text:p/>
          </draw:line>
          <draw:line draw:style-name="gr3" draw:text-style-name="P1" draw:layer="layout" svg:x1="2.825cm" svg:y1="3.82cm" svg:x2="2.821cm" svg:y2="12.339cm">
            <text:p/>
          </draw:line>
          <draw:frame draw:style-name="gr2" draw:text-style-name="P2" draw:layer="layout" svg:width="2.233cm" svg:height="0.962cm" svg:x="0.842cm" svg:y="7.527cm">
            <draw:text-box>
              <text:p><text:span text:style-name="T1">height</text:span></text:p>
            </draw:text-box>
          </draw:frame>
        </draw:g>
        <draw:g>
          <draw:line draw:style-name="gr4" draw:text-style-name="P1" draw:layer="layout" svg:x1="16.798cm" svg:y1="3.647cm" svg:x2="16.798cm" svg:y2="12.205cm">
            <text:p/>
          </draw:line>
          <draw:frame draw:style-name="gr5" draw:text-style-name="P3" draw:layer="layout" svg:width="2.769cm" svg:height="9.494cm" svg:x="17.231cm" svg:y="3.22cm">
            <draw:text-box>
              <text:p><text:span text:style-name="T2">0%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><text:span text:style-name="T2">100%</text:span></text:p>
            </draw:text-box>
          </draw:frame>
          <draw:line draw:style-name="gr6" draw:text-style-name="P1" draw:layer="layout" svg:x1="4.146cm" svg:y1="8.89cm" svg:x2="19.844cm" svg:y2="8.855cm">
            <text:p/>
          </draw:line>
          <draw:ellipse draw:style-name="gr7" draw:text-style-name="P1" draw:layer="layout" svg:width="2.866cm" svg:height="1.326cm" svg:x="17.134cm" svg:y="8.186cm">
            <text:p text:style-name="P4"><text:span text:style-name="T1">vanchor</text:span></text:p>
          </draw:ellipse>
        </draw:g>
        <draw:g>
          <draw:line draw:style-name="gr8" draw:text-style-name="P1" draw:layer="layout" svg:x1="4.159cm" svg:y1="13.718cm" svg:x2="15.331cm" svg:y2="13.685cm">
            <text:p/>
          </draw:line>
          <draw:frame draw:style-name="gr2" draw:text-style-name="P5" draw:layer="layout" svg:width="12.749cm" svg:height="0.962cm" svg:x="3.624cm" svg:y="13.94cm">
            <draw:text-box>
              <text:p><text:span text:style-name="T3">0% <text:s text:c="54"/>100%</text:span></text:p>
            </draw:text-box>
          </draw:frame>
          <draw:line draw:style-name="gr9" draw:text-style-name="P1" draw:layer="layout" svg:x1="6.961cm" svg:y1="3.653cm" svg:x2="6.961cm" svg:y2="15.677cm">
            <text:p/>
          </draw:line>
          <draw:ellipse draw:style-name="gr10" draw:text-style-name="P1" draw:layer="layout" svg:width="2.91cm" svg:height="1.241cm" svg:x="5.506cm" svg:y="15.223cm">
            <text:p text:style-name="P4"><text:span text:style-name="T1">hanchor</text:span></text:p>
          </draw:ellipse>
        </draw:g>
        <draw:g>
          <draw:ellipse draw:style-name="gr11" draw:text-style-name="P1" draw:layer="layout" svg:width="-0.556cm" svg:height="-0.47cm" svg:x="7.246cm" svg:y="9.113cm">
            <text:p/>
          </draw:ellipse>
          <draw:frame draw:style-name="gr2" draw:text-style-name="P6" draw:layer="layout" svg:width="2.445cm" svg:height="0.962cm" svg:x="7.347cm" svg:y="7.436cm">
            <draw:text-box>
              <text:p><text:span text:style-name="T4">anchor</text:span></text:p>
            </draw:text-box>
          </draw:frame>
        </draw:g>
        <draw:rect draw:style-name="gr12" draw:text-style-name="P7" draw:layer="layout" svg:width="6.1cm" svg:height="0.885cm" svg:x="1cm" svg:y="1.008cm">
          <text:p text:style-name="P4"><text:span text:style-name="T5">anchor(0,0) == top, left</text:span></text:p>
        </draw:rect>
        <draw:line draw:style-name="gr13" draw:text-style-name="P4" draw:layer="layout" svg:x1="2.472cm" svg:y1="1.938cm" svg:x2="4.037cm" svg:y2="3.616cm">
          <text:p/>
        </draw:line>
        <draw:rect draw:style-name="gr12" draw:text-style-name="P7" draw:layer="layout" svg:width="9.685cm" svg:height="0.885cm" svg:x="10.315cm" svg:y="15.387cm">
          <text:p text:style-name="P4"><text:span text:style-name="T6">anchor(100,100) == bottom, right</text:span></text:p>
        </draw:rect>
        <draw:line draw:style-name="gr13" draw:text-style-name="P4" draw:layer="layout" svg:x1="18.325cm" svg:y1="15.363cm" svg:x2="15.377cm" svg:y2="12.3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Klint</meta:initial-creator>
    <meta:creation-date>2010-10-12T09:36:43</meta:creation-date>
    <dc:date>2010-10-12T10:10:25</dc:date>
    <dc:creator>Paul Klint</dc:creator>
    <meta:editing-duration>PT00H05M06S</meta:editing-duration>
    <meta:editing-cycles>3</meta:editing-cycles>
    <meta:generator>OpenOffice.org/3.2$Unix OpenOffice.org_project/320m12$Build-9483</meta:generator>
    <meta:document-statistic meta:object-count="23"/>
  </office:meta>
</office:document-meta>
</file>